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7mm"/>
    </style:style>
    <style:style style:name="co2" style:family="table-column">
      <style:table-column-properties fo:break-before="auto" style:column-width="25.74mm"/>
    </style:style>
    <style:style style:name="co3" style:family="table-column">
      <style:table-column-properties fo:break-before="auto" style:column-width="21.66mm"/>
    </style:style>
    <style:style style:name="co4" style:family="table-column">
      <style:table-column-properties fo:break-before="auto" style:column-width="23.7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PageStyle_5f_Résultats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ackground-color="#ffff00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" style:family="table-cell" style:parent-style-name="Default">
      <style:table-cell-properties fo:background-color="#ffffff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e6e6e6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e6e6e6" style:text-align-source="fix" style:repeat-content="false" fo:border="0.06pt solid #000000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ackground-color="#ffd32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14">
      <style:table-cell-properties fo:background-color="#ffd320" style:text-align-source="fix" style:repeat-content="false" fo:border="0.06pt solid #000000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ffff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fo:background-color="#e6e6e6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Excel_5f_BuiltIn_5f_Percent" style:data-style-name="N114">
      <style:table-cell-properties style:glyph-orientation-vertical="0" fo:background-color="#ffd32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00" fo:border="0.06pt solid #000000"/>
    </style:style>
    <style:style style:name="ce14" style:family="table-cell" style:parent-style-name="Default" style:data-style-name="N114">
      <style:table-cell-properties fo:background-color="#ffd320"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 style:data-style-name="N11">
      <style:table-cell-properties fo:background-color="#ffd320"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Résultats Trifouill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.99mm" svg:height="41.51mm" svg:x="66.69mm" svg:y="0mm" draw:caption-point-x="-6.1mm" draw:caption-point-y="0.1mm">
              <dc:date>2016-07-27T00:00:00</dc:date>
              <text:p text:style-name="P1"><text:span text:style-name="T1">Contenu textuel qui décrit le contenu de la cellule voisine B1. Attention, dans les calculs, cette cellule ne sert à rien, on utilisera toujours B1 !</text:span></text:p>
            </office:annotation>
            <text:p>Nombre inscrits</text:p>
          </table:table-cell>
          <table:table-cell table:style-name="ce6" office:value-type="float" office:value="2127" calcext:value-type="float">
            <office:annotation draw:style-name="gr2" draw:text-style-name="P2" svg:width="28.99mm" svg:height="5.96mm" svg:x="92.43mm" svg:y="0mm" draw:caption-point-x="-6.1mm" draw:caption-point-y="0.1mm">
              <dc:date>2016-07-27T00:00:00</dc:date>
              <text:p text:style-name="P1"><text:span text:style-name="T1">saisie</text:span></text:p>
            </office:annotation>
            <text:p>2127</text:p>
          </table:table-cell>
          <table:table-cell table:style-name="ce2" table:number-columns-repeated="2"/>
          <table:table-cell table:style-name="ce12" table:number-columns-repeated="1020"/>
        </table:table-row>
        <table:table-row table:style-name="ro1">
          <table:table-cell table:style-name="ce1" office:value-type="string" calcext:value-type="string">
            <text:p>Nb de votants</text:p>
          </table:table-cell>
          <table:table-cell table:style-name="ce7" table:formula="of:=SUM([.C7:.C12])" office:value-type="float" office:value="1029" calcext:value-type="float">
            <office:annotation draw:style-name="gr3" draw:text-style-name="P2" svg:width="28.99mm" svg:height="29.66mm" svg:x="92.43mm" svg:y="0mm" draw:caption-point-x="-6.1mm" draw:caption-point-y="4.61mm">
              <dc:creator>MT</dc:creator>
              <dc:date>2016-09-12T00:00:00</dc:date>
              <text:p text:style-name="P1"><text:span text:style-name="T1">Calculée : on fait la somme des contenus des cellules de C7 à C12. Voir la <text:s/>formule dans la barre de saisie</text:span></text:p>
            </office:annotation>
            <text:p>1029</text:p>
          </table:table-cell>
          <table:table-cell table:style-name="ce2" table:number-columns-repeated="2"/>
          <table:table-cell table:style-name="ce12" table:number-columns-repeated="1020"/>
        </table:table-row>
        <table:table-row table:style-name="ro1">
          <table:table-cell table:style-name="ce1" office:value-type="string" calcext:value-type="string">
            <text:p>Nb d'exprimés</text:p>
          </table:table-cell>
          <table:table-cell table:style-name="ce7" table:formula="of:=SUM([.C7:.C11])" office:value-type="float" office:value="934" calcext:value-type="float">
            <office:annotation draw:style-name="gr4" draw:text-style-name="P2" svg:width="28.99mm" svg:height="33.61mm" svg:x="92.43mm" svg:y="0mm" draw:caption-point-x="-6.1mm" draw:caption-point-y="9.13mm">
              <dc:creator>MT</dc:creator>
              <dc:date>2016-09-12T00:00:00</dc:date>
              <text:p text:style-name="P1"><text:span text:style-name="T1">Calculée : on fait la somme des contenus des cellules de C7 à C11. Voir la <text:s/>formule dans la barre de saisie</text:span></text:p>
              <text:p text:style-name="P1"><text:span text:style-name="T1"/></text:p>
            </office:annotation>
            <text:p>934</text:p>
          </table:table-cell>
          <table:table-cell table:style-name="ce2" table:number-columns-repeated="2"/>
          <table:table-cell table:style-name="ce12" table:number-columns-repeated="1020"/>
        </table:table-row>
        <table:table-row table:style-name="ro1">
          <table:table-cell table:style-name="ce1" office:value-type="string" calcext:value-type="string">
            <text:p>% votants</text:p>
          </table:table-cell>
          <table:table-cell table:style-name="ce8" table:formula="of:=[.B2]/[.B1]" office:value-type="percentage" office:value="0.483779971791255" calcext:value-type="percentage">
            <office:annotation draw:style-name="gr5" draw:text-style-name="P2" svg:width="28.99mm" svg:height="37.56mm" svg:x="92.43mm" svg:y="9.03mm" draw:caption-point-x="-6.1mm" draw:caption-point-y="4.61mm">
              <dc:date>2016-07-28T00:00:00</dc:date>
              <text:p text:style-name="P1"><text:span text:style-name="T1">Calculée. On divise le nombre de votants en B2 par le nombre d'inscrits en B1. La cellule est formatée au format pourcentage</text:span></text:p>
            </office:annotation>
            <text:p>48,38%</text:p>
          </table:table-cell>
          <table:table-cell table:style-name="ce2" table:number-columns-repeated="2"/>
          <table:table-cell table:style-name="ce12" table:number-columns-repeated="102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.</text:p>
          </table:table-cell>
          <table:table-cell table:style-name="ce2"/>
          <table:table-cell table:style-name="ce12" table:number-columns-repeated="1020"/>
        </table:table-row>
        <table:table-row table:style-name="ro2">
          <table:table-cell table:style-name="ce1" office:value-type="string" calcext:value-type="string">
            <text:p>Parti</text:p>
          </table:table-cell>
          <table:table-cell table:style-name="ce1" office:value-type="string" calcext:value-type="string">
            <text:p>Têtes de listes</text:p>
          </table:table-cell>
          <table:table-cell table:style-name="ce1" office:value-type="string" calcext:value-type="string">
            <office:annotation draw:style-name="gr6" draw:text-style-name="P2" svg:width="28.99mm" svg:height="21.76mm" svg:x="114.09mm" svg:y="7.57mm" draw:caption-point-x="-6.1mm" draw:caption-point-y="15.1mm">
              <dc:date>2016-07-28T00:00:00</dc:date>
              <text:p text:style-name="P1"><text:span text:style-name="T1">Une entête de colonne de la liste qu'on utilisera pour tri et filtres</text:span></text:p>
            </office:annotation>
            <text:p><text:s/>suffrages</text:p>
          </table:table-cell>
          <table:table-cell table:style-name="ce1" office:value-type="string" calcext:value-type="string">
            <text:p>% exprimés</text:p>
          </table:table-cell>
          <table:table-cell table:style-name="ce13" office:value-type="string" calcext:value-type="string">
            <text:p>% votants</text:p>
          </table:table-cell>
          <table:table-cell table:style-name="ce13" office:value-type="string" calcext:value-type="string">
            <text:p>% inscrit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Ecologistes</text:p>
          </table:table-cell>
          <table:table-cell table:style-name="ce3" office:value-type="string" calcext:value-type="string">
            <text:p>Mme Cortin</text:p>
          </table:table-cell>
          <table:table-cell table:style-name="ce10" office:value-type="float" office:value="297" calcext:value-type="float">
            <text:p>297</text:p>
          </table:table-cell>
          <table:table-cell table:style-name="ce11" table:formula="of:=[.C7]/[.$B$3]" office:value-type="percentage" office:value="0.317987152034261" calcext:value-type="percentage">
            <text:p>31,80%</text:p>
          </table:table-cell>
          <table:table-cell table:style-name="ce14" table:formula="of:=[.C7]/[.$B$2]" office:value-type="percentage" office:value="0.288629737609329" calcext:value-type="percentage">
            <text:p>28,86%</text:p>
          </table:table-cell>
          <table:table-cell table:style-name="ce30" table:formula="of:=[.C7]/[.$B$1]" office:value-type="percentage" office:value="0.139633286318759" calcext:value-type="percentage">
            <text:p>13,96 %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ront national</text:p>
          </table:table-cell>
          <table:table-cell table:style-name="ce3" office:value-type="string" calcext:value-type="string">
            <text:p>Mr Depierre</text:p>
          </table:table-cell>
          <table:table-cell table:style-name="ce10" office:value-type="float" office:value="215" calcext:value-type="float">
            <text:p>215</text:p>
          </table:table-cell>
          <table:table-cell table:style-name="ce11" table:formula="of:=[.C8]/[.$B$3]" office:value-type="percentage" office:value="0.230192719486081" calcext:value-type="percentage">
            <text:p>23,02%</text:p>
          </table:table-cell>
          <table:table-cell table:style-name="ce14" table:formula="of:=[.C8]/[.$B$2]" office:value-type="percentage" office:value="0.208940719144801" calcext:value-type="percentage">
            <text:p>20,89%</text:p>
          </table:table-cell>
          <table:table-cell table:style-name="ce30" table:formula="of:=[.C8]/[.$B$1]" office:value-type="percentage" office:value="0.101081335213916" calcext:value-type="percentage">
            <text:p>10,11 %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ront de gauche</text:p>
          </table:table-cell>
          <table:table-cell table:style-name="ce3" office:value-type="string" calcext:value-type="string">
            <text:p>Mme Bonte</text:p>
          </table:table-cell>
          <table:table-cell table:style-name="ce10" office:value-type="float" office:value="165" calcext:value-type="float">
            <office:annotation draw:style-name="gr6" draw:text-style-name="P2" svg:width="28.99mm" svg:height="21.76mm" svg:x="114.09mm" svg:y="23.08mm" draw:caption-point-x="-6.1mm" draw:caption-point-y="15.1mm">
              <dc:date>2016-07-27T00:00:00</dc:date>
              <text:p text:style-name="P1"><text:span text:style-name="T1">Le nombre des suffrages est saisi pour les cellules de C5 à C10</text:span></text:p>
            </office:annotation>
            <text:p>165</text:p>
          </table:table-cell>
          <table:table-cell table:style-name="ce11" table:formula="of:=[.C9]/[.$B$3]" office:value-type="percentage" office:value="0.176659528907923" calcext:value-type="percentage">
            <office:annotation draw:style-name="gr5" draw:text-style-name="P2" svg:width="28.99mm" svg:height="37.56mm" svg:x="137.86mm" svg:y="23.08mm" draw:caption-point-x="-6.1mm" draw:caption-point-y="15.1mm">
              <dc:date>2016-07-28T00:00:00</dc:date>
              <text:p text:style-name="P1"><text:span text:style-name="T1">Calculée. Nombre de suffrages en C7 divisé par le nombre des exprimés en B3. La formule a été copiée de D7 à D11.</text:span></text:p>
            </office:annotation>
            <text:p>17,67%</text:p>
          </table:table-cell>
          <table:table-cell table:style-name="ce14" table:formula="of:=[.C9]/[.$B$2]" office:value-type="percentage" office:value="0.160349854227405" calcext:value-type="percentage">
            <office:annotation draw:style-name="gr7" draw:text-style-name="P2" svg:width="28.99mm" svg:height="13.86mm" svg:x="158.97mm" svg:y="23.08mm" draw:caption-point-x="-5.55mm" draw:caption-point-y="15.1mm">
              <dc:date>2016-07-28T00:00:00</dc:date>
              <text:p text:style-name="P1"><text:span text:style-name="T1">Calculée. Formule copiée jusqu'en E12</text:span></text:p>
            </office:annotation>
            <text:p>16,03%</text:p>
          </table:table-cell>
          <table:table-cell table:style-name="ce30" table:formula="of:=[.C9]/[.$B$1]" office:value-type="percentage" office:value="0.077574047954866" calcext:value-type="percentage">
            <text:p>7,76 %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arti socialiste</text:p>
          </table:table-cell>
          <table:table-cell table:style-name="ce3" office:value-type="string" calcext:value-type="string">
            <text:p>Mr Bouzid</text:p>
          </table:table-cell>
          <table:table-cell table:style-name="ce10" office:value-type="float" office:value="132" calcext:value-type="float">
            <text:p>132</text:p>
          </table:table-cell>
          <table:table-cell table:style-name="ce11" table:formula="of:=[.C10]/[.$B$3]" office:value-type="percentage" office:value="0.141327623126338" calcext:value-type="percentage">
            <text:p>14,13%</text:p>
          </table:table-cell>
          <table:table-cell table:style-name="ce14" table:formula="of:=[.C10]/[.$B$2]" office:value-type="percentage" office:value="0.128279883381924" calcext:value-type="percentage">
            <text:p>12,83%</text:p>
          </table:table-cell>
          <table:table-cell table:style-name="ce30" table:formula="of:=[.C10]/[.$B$1]" office:value-type="percentage" office:value="0.0620592383638928" calcext:value-type="percentage">
            <text:p>6,21 %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es républicains</text:p>
          </table:table-cell>
          <table:table-cell table:style-name="ce3" office:value-type="string" calcext:value-type="string">
            <text:p>Mr Janssen</text:p>
          </table:table-cell>
          <table:table-cell table:style-name="ce10" office:value-type="float" office:value="125" calcext:value-type="float">
            <text:p>125</text:p>
          </table:table-cell>
          <table:table-cell table:style-name="ce11" table:formula="of:=[.C11]/[.$B$3]" office:value-type="percentage" office:value="0.133832976445396" calcext:value-type="percentage">
            <office:annotation draw:style-name="gr4" draw:text-style-name="P2" svg:width="28.99mm" svg:height="33.61mm" svg:x="137.86mm" svg:y="33.41mm" draw:caption-point-x="-6.1mm" draw:caption-point-y="15.1mm">
              <dc:date>2016-07-28T00:00:00</dc:date>
              <text:p text:style-name="P1"><text:span text:style-name="T1">En copiant, la référence à C5 a été transformée en C6, la référence à B2 est restée inchangée. On fait le bon calcul</text:span></text:p>
            </office:annotation>
            <text:p>13,38%</text:p>
          </table:table-cell>
          <table:table-cell table:style-name="ce14" table:formula="of:=[.C11]/[.$B$2]" office:value-type="percentage" office:value="0.121477162293489" calcext:value-type="percentage">
            <text:p>12,15%</text:p>
          </table:table-cell>
          <table:table-cell table:style-name="ce30" table:formula="of:=[.C11]/[.$B$1]" office:value-type="percentage" office:value="0.0587682181476258" calcext:value-type="percentage">
            <text:p>5,88 %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Blancs ou nuls</text:p>
          </table:table-cell>
          <table:table-cell table:style-name="ce3"/>
          <table:table-cell table:style-name="ce10" office:value-type="float" office:value="95" calcext:value-type="float">
            <text:p>95</text:p>
          </table:table-cell>
          <table:table-cell table:style-name="ce11"/>
          <table:table-cell table:style-name="ce14" table:formula="of:=[.C12]/[.$B$2]" office:value-type="percentage" office:value="0.0923226433430515" calcext:value-type="percentage">
            <text:p>9,23%</text:p>
          </table:table-cell>
          <table:table-cell table:style-name="ce30" table:formula="of:=[.C12]/[.$B$1]" office:value-type="percentage" office:value="0.0446638457921956" calcext:value-type="percentage">
            <text:p>4,47 %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/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Explications" office:value-type="string" calcext:value-type="string">
            <text:p>Voici un exemple de classeur contenant une <text:s/>feuille avec une liste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Explications" office:value-type="string" calcext:value-type="string">
            <text:p>La liste occupe la plage de la cellule A7 à la cellule F12 (Cette plage est désignée par A7:F12). 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Explications" office:value-type="string" calcext:value-type="string">
            <text:p>La ligne 6 contient les entêtes de cette liste.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Explications" office:value-type="string" calcext:value-type="string">
            <text:p>Les valeurs calculées sont sur fond orangé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Explications" office:value-type="string" calcext:value-type="string">
            <text:p>Les données saisies sont sur fond gris. Certaines sont utilisées dans les calculs.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Explications" office:value-type="string" calcext:value-type="string">
            <text:p>Les cellules avec un point rouge contiennent un commentaire explicatif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 table:number-rows-repeated="2">
          <table:table-cell table:style-name="Explications"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Instructions" office:value-type="string" calcext:value-type="string">
            <text:p>Vérifiez la correction des formules en D7, …, D11, E7, …, E12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Instructions" office:value-type="string" calcext:value-type="string">
            <text:p>Copiez la formule en F7 de F8 à F12, vérifiez et mettre au format pourcentage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Instructions" office:value-type="string" calcext:value-type="string">
            <text:p>Modifiez les nombres de voix obtenues (suffrages) et voyez les effets sur les calculs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Instructions" office:value-type="string" calcext:value-type="string">
            <text:p>Placez vous dans la liste et triez-la par nombre de suffrages obtenus décroissants (menu Données)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9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Résultats Trifouilly'.C7:'Résultats Trifouilly'.F1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/>
      <number:text>,</number:text>
    </number:time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14">
      <number:number number:decimal-places="2" loext:min-decimal-places="2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7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plications" style:family="table-cell" style:parent-style-name="Default">
      <style:text-properties fo:color="#ff3333"/>
    </style:style>
    <style:style style:name="Instructions" style:family="table-cell" style:parent-style-name="Default">
      <style:text-properties fo:color="#ff3333" fo:font-size="10.5pt" fo:font-style="italic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51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96mm"/>
      </style:header-style>
      <style:footer-style>
        <style:header-footer-properties fo:min-height="7.5mm" fo:margin-left="0mm" fo:margin-right="0mm" fo:margin-top="8.9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3">00/00/0000</text:date>, <text:time style:data-style-name="N2" text:time-value="20:10:47.2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ésultats" style:display-name="PageStyle_Résulta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3T20:14:20.494000000</dc:date>
    <meta:generator>LibreOffice/5.4.2.2$Windows_X86_64 LibreOffice_project/22b09f6418e8c2d508a9eaf86b2399209b0990f4</meta:generator>
    <meta:editing-duration>PT28M2S</meta:editing-duration>
    <meta:editing-cycles>9</meta:editing-cycles>
    <meta:document-statistic meta:table-count="1" meta:cell-count="59" meta:object-count="0"/>
  </office:meta>
</office:document-meta>
</file>